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fo:language="fi" fo:country="FI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" style:family="paragraph" style:parent-style-name="Standard" style:master-page-name="Standard">
      <style:paragraph-properties fo:margin-top="0cm" fo:margin-bottom="0cm" loext:contextual-spacing="false" fo:line-height="100%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fo:language="fi" fo:country="FI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true" fo:line-height="100%"/>
      <style:text-properties fo:color="#000000" style:font-name="Times New Roman" fo:font-size="12pt" fo:language="fi" fo:country="FI" style:font-name-asian="F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true" fo:line-height="100%"/>
    </style:style>
    <style:style style:name="P6" style:family="paragraph" style:parent-style-name="Standard">
      <style:paragraph-properties fo:margin-top="0cm" fo:margin-bottom="0cm" loext:contextual-spacing="true" fo:line-height="100%"/>
      <style:text-properties style:font-name="Times New Roman" fo:font-size="12pt" fo:language="fi" fo:country="FI" style:font-name-asian="F" style:font-size-asian="12pt" style:font-name-complex="Times New Roman1" style:font-size-complex="12pt"/>
    </style:style>
    <style:style style:name="P7" style:family="paragraph" style:parent-style-name="annotation_20_text">
      <style:paragraph-properties fo:margin-top="0cm" fo:margin-bottom="0.282cm" loext:contextual-spacing="true"/>
    </style:style>
    <style:style style:name="T1" style:family="text">
      <style:text-properties style:font-name="Times New Roman" fo:font-size="12pt" fo:language="fi" fo:country="FI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language="fi" fo:country="FI" style:font-name-asian="F" style:font-size-asian="12pt" style:font-name-complex="Times New Roman1" style:font-size-complex="12pt"/>
    </style:style>
    <style:style style:name="T3" style:family="text">
      <style:text-properties style:font-name="Times New Roman" fo:font-size="12pt" fo:language="fi" fo:country="FI" style:font-size-asian="12pt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fo:color="#ff0000" style:font-name="Times New Roman" fo:font-size="12pt" style:font-size-asian="12pt" style:font-name-complex="Times New Roman1" style:font-size-complex="12pt"/>
    </style:style>
    <style:style style:name="T6" style:family="text">
      <style:text-properties fo:color="#000000" style:font-name="Times New Roman" fo:font-size="12pt" style:font-size-asian="12pt" style:font-name-complex="Times New Roman1" style:font-size-complex="12pt"/>
    </style:style>
    <style:style style:name="T7" style:family="text">
      <style:text-properties fo:color="#000000" style:font-name="Times New Roman" fo:font-size="12pt" fo:language="fi" fo:country="FI" style:font-name-asian="F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text:span text:style-name="T1">Bakside</text:span></text:p>
      <text:p text:style-name="P1"/>
      <text:p text:style-name="P1"/>
      <text:p text:style-name="P7"><text:span text:style-name="T5">Denne ant</text:span><text:bookmark text:name="_GoBack"/><text:span text:style-name="T5">ologien er basert på innsamlingsarbeid i Varanger i årene 2015-2017 utført av førsteamanuensis i musikkvitenskap Reidar Bakke. </text:span><text:span text:style-name="T4">Han har samlet inn kvensk/norskfinsk muntlig </text:span><text:span text:style-name="T5">tradisjonsstoff</text:span><text:span text:style-name="T4"> i forbindelse med prosjektet </text:span><text:span text:style-name="T6">«Kvensk/norskfinsk immateriell kulturarv i Varanger»</text:span><text:span text:style-name="T4">. </text:span><text:span text:style-name="T6">I det foreliggende materialet finner vi rim og regler, historier og fortellinger, sanger og musikkstykker fra den kvenske/norskfinske kulturen i dagens Varanger. Materialet er samlet inn på ulike steder omkring Varangerfjorden. </text:span></text:p>
      <text:p text:style-name="P4"/>
      <text:p text:style-name="P4"/>
      <text:p text:style-name="P5"><text:span text:style-name="T2">Tässä antologiissa oon </text:span><text:span text:style-name="T3">kväänitten/norjansuomalaisten suulista tradisjuunia</text:span><text:span text:style-name="T2"> minkä musikkitieon ensimäinen amanuensi, Reidar Bakke, oon koonu Varenkissa vuositten 2015-2017 aikana. Kokoamistyön oon hän tehny prosjektin </text:span><text:span text:style-name="T7">«Kväänitten/norjansuomalaisten immateriaalinen kulttuuriperintö Varenkissa» yhteyessä</text:span><text:span text:style-name="T2">. </text:span><text:span text:style-name="T7">Tässä materiaalissa oon riimiä ja loruja, histoorioita ja muisteluksia, lauluja ja musikkikappalheita kväänitten ja norjansuomalaisten kulttuurista tämän päivän Varenkissa. Materiaalin oon koottu eri paikoista ympäri Varenkinvuonoa. </text:span></text:p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annotation_20_text" style:display-name="annotation text" style:family="paragraph" style:parent-style-name="Standard" style:default-outline-level="">
      <style:paragraph-properties fo:margin-top="0cm" fo:margin-bottom="0.282cm" loext:contextual-spacing="false" fo:line-height="100%"/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nb" style:country-asian="NO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Merknadstekst_20_Tegn" style:display-name="Merknadstekst Tegn" style:family="text" style:parent-style-name="Default_20_Paragraph_20_Font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isa Maliniemi</meta:initial-creator>
    <dc:creator>Pirjo Paavalniemi</dc:creator>
    <meta:editing-cycles>4</meta:editing-cycles>
    <meta:creation-date>2018-06-04T12:00:00</meta:creation-date>
    <dc:date>2018-06-06T09:17:00</dc:date>
    <meta:editing-duration>PT15M</meta:editing-duration>
    <meta:generator>LibreOffice/6.4.6.2$Linux_X86_64 LibreOffice_project/40$Build-2</meta:generator>
    <meta:document-statistic meta:table-count="0" meta:image-count="0" meta:object-count="0" meta:page-count="1" meta:paragraph-count="3" meta:word-count="120" meta:character-count="1052" meta:non-whitespace-character-count="933"/>
    <meta:user-defined meta:name="AppVersion">16.0000</meta:user-defined>
    <meta:user-defined meta:name="Company">Sør-Varanger kommune</meta:user-defined>
    <meta:user-defined meta:name="ContentTypeId">0x0101002F0F72F23DC7DC448F06EE35058A96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